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e8a" officeooo:paragraph-rsid="000dd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SAF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22:40:16.474000000</meta:creation-date>
    <dc:date>2024-07-10T22:40:41.138000000</dc:date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7.6.7.2$Windows_X86_64 LibreOffice_project/dd47e4b30cb7dab30588d6c79c651f218165e3c5</meta:generator>
  </office:meta>
</office:document-meta>
</file>